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font-weight="bold" officeooo:rsid="0012239d" officeooo:paragraph-rsid="0012239d" style:font-weight-asian="bold" style:font-weight-complex="bold"/>
    </style:style>
    <style:style style:name="P2" style:family="paragraph" style:parent-style-name="Text_20_body">
      <style:text-properties officeooo:rsid="000f9f71" officeooo:paragraph-rsid="000f9f71"/>
    </style:style>
    <style:style style:name="P3" style:family="paragraph" style:parent-style-name="Text_20_body">
      <style:text-properties officeooo:rsid="000f9f71" officeooo:paragraph-rsid="0010a77d"/>
    </style:style>
    <style:style style:name="P4" style:family="paragraph" style:parent-style-name="Text_20_body">
      <style:text-properties officeooo:rsid="000fcd3c" officeooo:paragraph-rsid="000fcd3c"/>
    </style:style>
    <style:style style:name="P5" style:family="paragraph" style:parent-style-name="Text_20_body">
      <style:text-properties officeooo:rsid="000fcd3c" officeooo:paragraph-rsid="0010a77d"/>
    </style:style>
    <style:style style:name="P6" style:family="paragraph" style:parent-style-name="Text_20_body">
      <style:text-properties officeooo:paragraph-rsid="0012239d"/>
    </style:style>
    <style:style style:name="P7" style:family="paragraph" style:parent-style-name="Text_20_body">
      <style:text-properties officeooo:rsid="0015d320" officeooo:paragraph-rsid="0015d320"/>
    </style:style>
    <style:style style:name="P8" style:family="paragraph" style:parent-style-name="Text_20_body">
      <style:text-properties officeooo:rsid="0019c9a5" officeooo:paragraph-rsid="0019c9a5"/>
    </style:style>
    <style:style style:name="P9" style:family="paragraph" style:parent-style-name="Text_20_body">
      <style:text-properties officeooo:rsid="001c0114" officeooo:paragraph-rsid="001c0114"/>
    </style:style>
    <style:style style:name="P10" style:family="paragraph" style:parent-style-name="Text_20_body">
      <style:text-properties officeooo:paragraph-rsid="001ddb94"/>
    </style:style>
    <style:style style:name="P11" style:family="paragraph" style:parent-style-name="Text_20_body">
      <style:text-properties officeooo:rsid="0026261e" officeooo:paragraph-rsid="0026261e"/>
    </style:style>
    <style:style style:name="P12" style:family="paragraph" style:parent-style-name="Text_20_body">
      <style:text-properties officeooo:rsid="0027524b" officeooo:paragraph-rsid="0027524b"/>
    </style:style>
    <style:style style:name="P13" style:family="paragraph" style:parent-style-name="Text_20_body">
      <style:text-properties officeooo:rsid="0027e255" officeooo:paragraph-rsid="0027e255"/>
    </style:style>
    <style:style style:name="P14" style:family="paragraph" style:parent-style-name="Text_20_body">
      <style:text-properties officeooo:rsid="002b756c" officeooo:paragraph-rsid="002b756c"/>
    </style:style>
    <style:style style:name="P15" style:family="paragraph" style:parent-style-name="Text_20_body">
      <style:text-properties officeooo:rsid="003479c3" officeooo:paragraph-rsid="003479c3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text-properties officeooo:rsid="00330ab4" officeooo:paragraph-rsid="00330ab4"/>
    </style:style>
    <style:style style:name="P18" style:family="paragraph" style:parent-style-name="Text_20_body" style:list-style-name="L1">
      <style:text-properties officeooo:rsid="000f9f71" officeooo:paragraph-rsid="0010a77d"/>
    </style:style>
    <style:style style:name="P19" style:family="paragraph" style:parent-style-name="Text_20_body" style:list-style-name="L1">
      <style:text-properties officeooo:rsid="000f9f71" officeooo:paragraph-rsid="000f9f71"/>
    </style:style>
    <style:style style:name="P20" style:family="paragraph" style:parent-style-name="Text_20_body" style:list-style-name="L2">
      <style:text-properties officeooo:rsid="000fcd3c" officeooo:paragraph-rsid="0010a77d"/>
    </style:style>
    <style:style style:name="P21" style:family="paragraph" style:parent-style-name="Text_20_body" style:list-style-name="L3">
      <style:text-properties officeooo:rsid="000fcd3c" officeooo:paragraph-rsid="000fcd3c"/>
    </style:style>
    <style:style style:name="P22" style:family="paragraph" style:parent-style-name="Text_20_body">
      <style:text-properties officeooo:paragraph-rsid="0012239d"/>
    </style:style>
    <style:style style:name="P23" style:family="paragraph" style:parent-style-name="Text_20_body">
      <style:text-properties officeooo:paragraph-rsid="0036ea81"/>
    </style:style>
    <style:style style:name="P24" style:family="paragraph" style:parent-style-name="Text_20_body">
      <style:text-properties officeooo:rsid="0039cdc9" officeooo:paragraph-rsid="0039cdc9"/>
    </style:style>
    <style:style style:name="P25" style:family="paragraph" style:parent-style-name="Text_20_body">
      <style:text-properties officeooo:rsid="001c0114" officeooo:paragraph-rsid="001c0114" fo:background-color="transparent"/>
    </style:style>
    <style:style style:name="P26" style:family="paragraph" style:parent-style-name="Text_20_body" style:list-style-name="L2">
      <style:text-properties officeooo:rsid="003d4681" officeooo:paragraph-rsid="003d4681"/>
    </style:style>
    <style:style style:name="P27" style:family="paragraph" style:parent-style-name="Text_20_body">
      <style:text-properties officeooo:paragraph-rsid="0010a77d"/>
    </style:style>
    <style:style style:name="P28" style:family="paragraph" style:parent-style-name="Text_20_body">
      <style:text-properties officeooo:paragraph-rsid="00330ab4"/>
    </style:style>
    <style:style style:name="P29" style:family="paragraph" style:parent-style-name="Text_20_body">
      <style:text-properties officeooo:rsid="0019c9a5" officeooo:paragraph-rsid="0019c9a5"/>
    </style:style>
    <style:style style:name="P30" style:family="paragraph" style:parent-style-name="Text_20_body">
      <style:text-properties officeooo:paragraph-rsid="003dd7ea"/>
    </style:style>
    <style:style style:name="T1" style:family="text">
      <style:text-properties officeooo:rsid="000fcd3c"/>
    </style:style>
    <style:style style:name="T2" style:family="text">
      <style:text-properties fo:font-style="normal" officeooo:rsid="000fcd3c" fo:background-color="#ffff00" loext:char-shading-value="0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e481"/>
    </style:style>
    <style:style style:name="T5" style:family="text">
      <style:text-properties officeooo:rsid="001ddb94"/>
    </style:style>
    <style:style style:name="T6" style:family="text">
      <style:text-properties officeooo:rsid="0020aa84"/>
    </style:style>
    <style:style style:name="T7" style:family="text">
      <style:text-properties officeooo:rsid="00213d51"/>
    </style:style>
    <style:style style:name="T8" style:family="text">
      <style:text-properties officeooo:rsid="0022a051"/>
    </style:style>
    <style:style style:name="T9" style:family="text">
      <style:text-properties officeooo:rsid="0023dde4"/>
    </style:style>
    <style:style style:name="T10" style:family="text">
      <style:text-properties officeooo:rsid="0028c096"/>
    </style:style>
    <style:style style:name="T11" style:family="text">
      <style:text-properties officeooo:rsid="002a5921"/>
    </style:style>
    <style:style style:name="T12" style:family="text">
      <style:text-properties officeooo:rsid="002dc911"/>
    </style:style>
    <style:style style:name="T13" style:family="text">
      <style:text-properties officeooo:rsid="00330ab4"/>
    </style:style>
    <style:style style:name="T14" style:family="text">
      <style:text-properties officeooo:rsid="0036ea81"/>
    </style:style>
    <style:style style:name="T15" style:family="text">
      <style:text-properties officeooo:rsid="003755fe"/>
    </style:style>
    <style:style style:name="T16" style:family="text">
      <style:text-properties officeooo:rsid="003ba2b1"/>
    </style:style>
    <style:style style:name="T17" style:family="text">
      <style:text-properties officeooo:rsid="003db234"/>
    </style:style>
    <style:style style:name="T18" style:family="text">
      <style:text-properties officeooo:rsid="003dd7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odle Interaction Categories</text:p>
      <text:h text:style-name="Heading_20_1" text:outline-level="1">Literature Review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Title</text:p>
          </table:table-cell>
          <table:table-cell table:style-name="Table1.A1" office:value-type="string">
            <text:p text:style-name="P1">Content</text:p>
          </table:table-cell>
          <table:table-cell table:style-name="Table1.C1" office:value-type="string">
            <text:p text:style-name="P1">Link</text:p>
          </table:table-cell>
        </table:table-row>
        <table:table-row table:style-name="Table1.1">
          <table:table-cell table:style-name="Table1.A2" office:value-type="string">
            <text:p text:style-name="P6">Tap into visual analysis of customization of grouping of activities in eLearning</text:p>
          </table:table-cell>
          <table:table-cell table:style-name="Table1.A2" office:value-type="string">
            <text:p text:style-name="P6"><text:span text:style-name="T3">(1) “learner–learner”<text:tab/><text:line-break/></text:span>(2) “content–content”<text:tab/><text:line-break/><text:span text:style-name="T3">(3) “learner–content”<text:line-break/>(4) “teacher–teacher”<text:line-break/>(5) “learner–teacher”<text:line-break/>(6) “teacher–content”</text:span></text:p>
          </table:table-cell>
          <table:table-cell table:style-name="Table1.C2" office:value-type="string">
            <text:p text:style-name="P6"><text:span text:style-name="T3"><text:s/></text:span><text:a xlink:type="simple" xlink:href="https://www.sciencedirect.com/science/article/pii/S0747563214005779" text:style-name="Internet_20_link" text:visited-style-name="Visited_20_Internet_20_Link">https://www.sciencedirect.com/science/article/pii/S0747563214005779</text:a></text:p>
          </table:table-cell>
        </table:table-row>
        <table:table-row table:style-name="Table1.1">
          <table:table-cell table:style-name="Table1.A2" office:value-type="string">
            <text:p text:style-name="P6">A visualisation tool to aid exploration of students’ interactions in asynchronous online communication</text:p>
          </table:table-cell>
          <table:table-cell table:style-name="Table1.A2" office:value-type="string">
            <text:p text:style-name="P7"><text:span text:style-name="T4">In Forums:</text:span><text:line-break/>1. Instructor-centred<text:line-break/>2. Synergistic<text:line-break/>3. Developping Synergism<text:line-break/>4. Scattered<text:line-break/>5. Student-centred</text:p>
          </table:table-cell>
          <table:table-cell table:style-name="Table1.C2" office:value-type="string">
            <text:p text:style-name="P6"><text:a xlink:type="simple" xlink:href="https://www.sciencedirect.com/science/article/pii/S0360131511002041" text:style-name="Internet_20_link" text:visited-style-name="Visited_20_Internet_20_Link">https://www.sciencedirect.com/science/article/pii/S0360131511002041</text:a> </text:p>
          </table:table-cell>
        </table:table-row>
        <table:table-row table:style-name="Table1.1">
          <table:table-cell table:style-name="Table1.A2" office:value-type="string">
            <text:p text:style-name="P6">Learning at distance: Effects of interaction traces on academic achievement</text:p>
          </table:table-cell>
          <table:table-cell table:style-name="Table1.A2" office:value-type="string">
            <text:p text:style-name="P11">Measure the same 4 agent based types but add a temporal axis to it. How long was the student-system interaction.</text:p>
            <text:p text:style-name="P12">List of interaction mappings</text:p>
          </table:table-cell>
          <table:table-cell table:style-name="Table1.C2" office:value-type="string">
            <text:p text:style-name="P6"><text:a xlink:type="simple" xlink:href="https://www.sciencedirect.com/science/article/pii/S0360131515300075" text:style-name="Internet_20_link" text:visited-style-name="Visited_20_Internet_20_Link">https://www.sciencedirect.com/science/article/pii/S0360131515300075</text:a> </text:p>
          </table:table-cell>
        </table:table-row>
        <table:table-row table:style-name="Table1.1">
          <table:table-cell table:style-name="Table1.A2" office:value-type="string">
            <text:p text:style-name="P6">Learning Analytics in Mobile and Ubiquitous </text:p>
            <text:p text:style-name="P6">Learning Environments</text:p>
          </table:table-cell>
          <table:table-cell table:style-name="Table1.A2" office:value-type="string">
            <text:p text:style-name="P17">Why LA is important to improve mobile learning experience. (2012)</text:p>
          </table:table-cell>
          <table:table-cell table:style-name="Table1.C2" office:value-type="string">
            <text:p text:style-name="P6"><text:a xlink:type="simple" xlink:href="https://eprints.soton.ac.uk/342971/1/mlearn2012_Full_Paper-_Aljohani_and_Davis.pdf" text:style-name="Internet_20_link" text:visited-style-name="Visited_20_Internet_20_Link">https://eprints.soton.ac.uk/342971/1/mlearn2012_Full_Paper-_Aljohani_and_Davis.pdf</text:a> </text:p>
          </table:table-cell>
        </table:table-row>
        <table:table-row table:style-name="Table1.1">
          <table:table-cell table:style-name="Table1.A2" office:value-type="string">
            <text:p text:style-name="P6">Factors predicting online university students’ use of a mobile learning management system (m-LMS)</text:p>
          </table:table-cell>
          <table:table-cell table:style-name="Table1.A2" office:value-type="string">
            <text:p text:style-name="P15">Discuss importance of suitable design for mobile learning</text:p>
          </table:table-cell>
          <table:table-cell table:style-name="Table1.C2" office:value-type="string">
            <text:p text:style-name="P6"><text:a xlink:type="simple" xlink:href="https://link.springer.com/article/10.1007/s11423-016-9436-7" text:style-name="Internet_20_link" text:visited-style-name="Visited_20_Internet_20_Link">https://link.springer.com/article/10.1007/s11423-016-9436-7</text:a> </text:p>
          </table:table-cell>
        </table:table-row>
        <table:table-row table:style-name="Table1.1">
          <table:table-cell table:style-name="Table1.A2" office:value-type="string">
            <text:p text:style-name="P6">A System's View of E-Learning Success Model</text:p>
          </table:table-cell>
          <table:table-cell table:style-name="Table1.A2" office:value-type="string">
            <text:p text:style-name="P23"><text:span text:style-name="T14">Argues that student-student and student-teacher interactions are critical success factors for e-learning success. Thus, the subjective perception might correlate </text:span><text:span text:style-name="T15">with the number of interactions and course success</text:span><text:span text:style-name="T14">.</text:span></text:p>
          </table:table-cell>
          <table:table-cell table:style-name="Table1.C2" office:value-type="string">
            <text:p text:style-name="P6"><text:a xlink:type="simple" xlink:href="https://onlinelibrary.wiley.com/doi/full/10.1111/dsji.12144" text:style-name="Internet_20_link" text:visited-style-name="Visited_20_Internet_20_Link">https://onlinelibrary.wiley.com/doi/full/10.1111/dsji.12144</text:a> </text:p>
          </table:table-cell>
        </table:table-row>
        <table:table-row table:style-name="Table1.1">
          <table:table-cell table:style-name="Table1.A2" office:value-type="string">
            <text:p text:style-name="P6">MAKING SENSE OF LEARNING LOG DATA</text:p>
          </table:table-cell>
          <table:table-cell table:style-name="Table1.A2" office:value-type="string">
            <text:p text:style-name="P24">Talks about possible misinterpretation of log data. Which we try to prevent by <text:soft-page-break/>taking a general approach.</text:p>
          </table:table-cell>
          <table:table-cell table:style-name="Table1.C2" office:value-type="string">
            <text:p text:style-name="P6"><text:a xlink:type="simple" xlink:href="https://arxiv.org/pdf/2106.11071.pdf" text:style-name="Internet_20_link" text:visited-style-name="Visited_20_Internet_20_Link">https://arxiv.org/pdf/2106.11071.pdf</text:a> 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0"><text:span text:style-name="T18">References the original paper from Angel. List missing indicators in VLEs.</text:span></text:p>
          </table:table-cell>
          <table:table-cell table:style-name="Table1.C2" office:value-type="string">
            <text:p text:style-name="P6"><text:a xlink:type="simple" xlink:href="https://ieeexplore.ieee.org/abstract/document/8947786/" text:style-name="Internet_20_link" text:visited-style-name="Visited_20_Internet_20_Link">https://ieeexplore.ieee.org/abstract/document/8947786/</text:a> </text:p>
          </table:table-cell>
        </table:table-row>
      </table:table>
      <text:p text:style-name="Text_20_body"><text:tab/></text:p>
      <text:p text:style-name="P8"/>
      <text:p text:style-name="P8">In general there is not a lot done around this topic…</text:p>
      <text:p text:style-name="P25">Check if Desktop/Mobile is documented and associated research was done? <text:span text:style-name="T16">Not possible, only when the App is used (because of origin: web service; instead of: web). </text:span><text:span text:style-name="T17">Problem is, the app is available for desktop, tablet and mobile.</text:span></text:p>
      <text:p text:style-name="P10"><text:span text:style-name="T5">This study is different as it </text:span><text:span text:style-name="T6">is trying</text:span><text:span text:style-name="T5"> to classify interaction into groups and then deduct learning success as other studies are searching directly for </text:span><text:span text:style-name="T8">(complex </text:span><text:span text:style-name="T12">or unique</text:span><text:span text:style-name="T8">) </text:span><text:span text:style-name="T7">indicators </text:span><text:span text:style-name="T8">(time spent </text:span><text:span text:style-name="T12">or videos watched</text:span><text:span text:style-name="T8">)</text:span><text:span text:style-name="T5">. </text:span><text:span text:style-name="T9">We’re only on raw log data.<text:line-break/></text:span><text:span text:style-name="T11">We’re only quantifying without including a quality feature for an interaction</text:span></text:p>
      <text:p text:style-name="P13">We might also compare the difference between moodles classification system for context <text:span text:style-name="T10">in the log </text:span>and ours.</text:p>
      <text:p text:style-name="P14">Maybe this study can also be used to show the usage or interactions occurring in a VLE</text:p>
      <text:p text:style-name="P28"><text:span text:style-name="T13">Downside to mobile as category is the big difference between phones (small iphone 6 or phablet like iphone 12)</text:span></text:p>
      <text:h text:style-name="P16" text:outline-level="1">Suggested Categories</text:h>
      <text:p text:style-name="P3">Based on the agent:</text:p>
      <text:list xml:id="list3775043864" text:style-name="L1">
        <text:list-item>
          <text:p text:style-name="P18">Student-Student</text:p>
        </text:list-item>
        <text:list-item>
          <text:p text:style-name="P18">Student-Teacher</text:p>
        </text:list-item>
        <text:list-item>
          <text:p text:style-name="P18">Student-Content</text:p>
        </text:list-item>
        <text:list-item>
          <text:p text:style-name="P18">Student-System</text:p>
        </text:list-item>
      </text:list>
      <text:p text:style-name="P3">Frequency (likelihood of presence in a course): <text:span text:style-name="T1">inconsistent realization of this part in the plugin</text:span></text:p>
      <text:list xml:id="list200650508544427" text:continue-numbering="true" text:style-name="L1">
        <text:list-item>
          <text:p text:style-name="P18">Most Used <text:span text:style-name="T1">(Transcontendidos/Interaccionclase)</text:span></text:p>
        </text:list-item>
        <text:list-item>
          <text:p text:style-name="P18">Moderately Used <text:span text:style-name="T1">(Evaluate Student)</text:span></text:p>
        </text:list-item>
        <text:list-item>
          <text:p text:style-name="P18">Rarely Used <text:span text:style-name="T1">(Evaluate Course/Teacher)</text:span></text:p>
        </text:list-item>
      </text:list>
      <text:p text:style-name="P5">Participation Mode:</text:p>
      <text:list xml:id="list2843285517" text:style-name="L2">
        <text:list-item>
          <text:p text:style-name="P20">Active</text:p>
        </text:list-item>
        <text:list-item>
          <text:p text:style-name="P20">Passive</text:p>
        </text:list-item>
      </text:list>
      <text:p text:style-name="P27"/>
      <text:h text:style-name="P16" text:outline-level="1">Current Categories</text:h>
      <text:p text:style-name="P2">Based on the agent:</text:p>
      <text:list xml:id="list200649761693826" text:continue-list="list200650508544427" text:style-name="L1">
        <text:list-item>
          <text:p text:style-name="P19">Student-Student</text:p>
        </text:list-item>
        <text:list-item>
          <text:p text:style-name="P19">Student-Teacher</text:p>
        </text:list-item>
        <text:list-item>
          <text:p text:style-name="P19">Student-Content</text:p>
        </text:list-item>
        <text:list-item>
          <text:p text:style-name="P19">Student-System</text:p>
        </text:list-item>
      </text:list>
      <text:p text:style-name="P2">Frequency (likelihood of presence in a course): <text:span text:style-name="T2">inconsistent realization of this part in the plugin</text:span></text:p>
      <text:list xml:id="list200650497414055" text:continue-numbering="true" text:style-name="L1">
        <text:list-item>
          <text:p text:style-name="P19">Most Used <text:span text:style-name="T1">(Transcontendidos/Interaccionclase)</text:span></text:p>
        </text:list-item>
        <text:list-item>
          <text:p text:style-name="P19">Moderately Used <text:span text:style-name="T1">(Evaluate Student)</text:span></text:p>
        </text:list-item>
        <text:list-item>
          <text:p text:style-name="P19">Rarely Used <text:span text:style-name="T1">(Evaluate Course/Teacher)</text:span></text:p>
        </text:list-item>
      </text:list>
      <text:p text:style-name="P4">Participation Mode:</text:p>
      <text:list xml:id="list4186599060" text:style-name="L3">
        <text:list-item>
          <text:p text:style-name="P21">Active</text:p>
        </text:list-item>
        <text:list-item>
          <text:p text:style-name="P21">Passive</text:p>
        </text:list-item>
      </text:list>
      <text:p text:style-name="P4">Login Activities:</text:p>
      <text:list xml:id="list200650357953602" text:continue-numbering="true" text:style-name="L3">
        <text:list-item>
          <text:p text:style-name="P21">Login</text:p>
        </text:list-item>
        <text:list-item>
          <text:p text:style-name="P21">Logou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1-10-27T11:15:43.113521349</meta:creation-date>
    <dc:date>2021-11-01T19:15:43.470698796</dc:date>
    <dc:creator>Uchendu Nwachukwu</dc:creator>
    <meta:editing-duration>P3DT22H59M35S</meta:editing-duration>
    <meta:editing-cycles>43</meta:editing-cycles>
    <meta:generator>LibreOffice/6.4.7.2$Linux_X86_64 LibreOffice_project/40$Build-2</meta:generator>
    <meta:document-statistic meta:table-count="1" meta:image-count="0" meta:object-count="0" meta:page-count="4" meta:paragraph-count="66" meta:word-count="469" meta:character-count="3588" meta:non-whitespace-character-count="3198"/>
  </office:meta>
</office:document-meta>
</file>